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1155cc" loext:opacity="100%" style:font-name="Arial" fo:font-size="12pt" fo:letter-spacing="normal" fo:font-style="normal" fo:font-weight="normal" fo:background-color="#c81a00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r new RuTorrent seedbox has been installed</text:span><text:line-break/><text:line-break/><text:span text:style-name="T1">The connection and login details are as follows</text:span><text:line-break/><text:line-break/><text:span text:style-name="T1">Standard (non-SSL) connection -</text:span><text:line-break/><text:a xlink:type="simple" xlink:href="https://box-360148.kphservices.com/" office:target-frame-name="_blank" xlink:show="new" text:style-name="Internet_20_link" text:visited-style-name="Visited_20_Internet_20_Link"><text:span text:style-name="T4">https://box-360148.</text:span></text:a><text:line-break/><text:line-break/><text:span text:style-name="T1">Secure SSL connection (you'll need to accept the self-signed certificate) -</text:span><text:line-break/><text:a xlink:type="simple" xlink:href="https://box-360148.kphservices.com/" office:target-frame-name="_blank" xlink:show="new" text:style-name="Internet_20_link" text:visited-style-name="Visited_20_Internet_20_Link"><text:span text:style-name="T4">https://box-360148.</text:span></text:a><text:line-break/><text:line-break/><text:span text:style-name="T1">Username - rt7t18</text:span><text:line-break/><text:span text:style-name="T1">Password - 8sIMswALaV6x</text:span><text:line-break/><text:line-break/><text:span text:style-name="T1">FTP is available at </text:span><text:a xlink:type="simple" xlink:href="ftp://box-360148.kphservices.com/" office:target-frame-name="_blank" xlink:show="new" text:style-name="Internet_20_link" text:visited-style-name="Visited_20_Internet_20_Link"><text:span text:style-name="T3">ftp://box-360148.kphservices.</text:span></text:a><text:span text:style-name="T2"> </text:span><text:span text:style-name="T1">port 21 and uses the same username and password as above</text:span><text:line-break/><text:line-break/><text:span text:style-name="T1">SFTP is available at the same address on port 2222 (non-standard) and also uses the same username and password</text:span><text:line-break/><text:line-break/><text:span text:style-name="T1">You may access your downloads directory in a web browser or in a download manager using HTTP at </text:span><text:a xlink:type="simple" xlink:href="https://box-360148.kphservices.com/downloads" office:target-frame-name="_blank" xlink:show="new" text:style-name="Internet_20_link" text:visited-style-name="Visited_20_Internet_20_Link"><text:span text:style-name="T4">https://box-360148.</text:span></text:a><text:line-break/><text:span text:style-name="T1">or via HTTPS/SSL at </text:span><text:a xlink:type="simple" xlink:href="https://box-360148.kphservices.com/downloads" office:target-frame-name="_blank" xlink:show="new" text:style-name="Internet_20_link" text:visited-style-name="Visited_20_Internet_20_Link"><text:span text:style-name="T4">https://box-360148.</text:span></text:a><text:line-break/><text:line-break/><text:span text:style-name="T1">Your torrent client will use IP address 176.31.36.40</text:span><text:line-break/><text:line-break/><text:span text:style-name="T1">RuTorrent is very like uTorrent in operation and most features can be accessed by the buttons at the top or by right-clicking any torrent in the list</text:span><text:line-break/><text:line-break/><text:span text:style-name="T1">A list of guides to using your seedbox service can be found here - </text:span><text:a xlink:type="simple" xlink:href="https://customer.kphservices.com/knowledgebase.php" office:target-frame-name="_blank" xlink:show="new" text:style-name="Internet_20_link" text:visited-style-name="Visited_20_Internet_20_Link"><text:span text:style-name="T3">https://customer.kphservices.</text:span></text:a><text:line-break/><text:line-break/><text:span text:style-name="T1">We recommend using BitKinex for FTP transfers - It's a free FTP client which uses multi-threading to optimise download and upload speeds - A brief guide to setting up BitKinex and enabling multi-part transfers is available here </text:span><text:a xlink:type="simple" xlink:href="http://customer.kphservices.com/knowledgebase/6/BitKinex.html" office:target-frame-name="_blank" xlink:show="new" text:style-name="Internet_20_link" text:visited-style-name="Visited_20_Internet_20_Link"><text:span text:style-name="T3">http://customer.kphservices.</text:span></text:a><text:line-break/><text:line-break/><text:span text:style-name="T1">If you have any problems or questions or if you require support please contact us - We will reply promptly to any queries and will resolve any problems or errors as soon as possible</text:span><text:line-break/><text:line-break/><text:span text:style-name="T1">We hope you enjoy your RuTorrent service</text:span><text:line-break/><text:line-break/><text:span text:style-name="T1">Best regards,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9:15:37.181076519</meta:creation-date>
    <dc:date>2021-10-29T19:15:54.262875165</dc:date>
    <meta:editing-duration>PT17S</meta:editing-duration>
    <meta:editing-cycles>1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228" meta:character-count="1464" meta:non-whitespace-character-count="1223"/>
  </office:meta>
</office:document-meta>
</file>